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solid" svg:stroke-width="0.026cm" svg:stroke-color="#000000" draw:stroke-linejoin="round" draw:fill="solid" draw:fill-color="#99cc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solid" svg:stroke-width="0.026cm" svg:stroke-color="#000000" draw:stroke-linejoin="round" draw:fill="solid" draw:fill-color="#ffff66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6cm" svg:stroke-color="#000000" draw:marker-start-width="0.275cm" draw:marker-end="msArrowEnd_20_5" draw:marker-end-width="0.285cm" draw:marker-end-center="false" draw:stroke-linejoin="round" draw:fill="none" draw:fill-color="#ffffff" draw:textarea-horizontal-align="left" draw:textarea-vertical-align="top" draw:auto-grow-height="false" fo:padding-top="0.155cm" fo:padding-bottom="0.155cm" fo:padding-left="0.275cm" fo:padding-right="0.275cm" fo:wrap-option="wrap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 style:line-break="strict"/>
    </style:style>
    <style:style style:name="P2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  <style:text-properties fo:font-size="16pt" style:font-size-asian="16pt" style:font-size-complex="16pt"/>
    </style:style>
    <style:style style:name="P4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margin-left="0cm" fo:margin-right="0cm" fo:text-indent="0cm" style:line-break="strict"/>
    </style:style>
    <style:style style:name="P6" style:family="paragraph">
      <style:paragraph-properties fo:margin-left="0cm" fo:margin-right="0cm" fo:text-indent="0cm" style:line-break="strict" style:writing-mode="lr-tb" style:font-independent-line-spacing="true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3.81cm" svg:height="1.905cm" svg:x="2.13cm" svg:y="4.096cm">
          <text:list text:style-name="L1">
            <text:list-header>
              <text:p text:style-name="P1"><text:span text:style-name="T1">tool.xm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id="id4" draw:layer="layout" svg:width="6.464cm" svg:height="1.905cm" svg:x="4.24cm" svg:y="1cm">
          <text:list text:style-name="L1">
            <text:list-header>
              <text:p text:style-name="P3"><text:span text:style-name="T2">tool_to_driver.pl</text:span><text:span text:style-name="T2"><text:line-break/></text:span><text:span text:style-name="T2">hand edit resulting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81cm" svg:height="0.957cm" svg:x="0.336cm" svg:y="1.646cm">
          <text:list text:style-name="L1">
            <text:list-header>
              <text:p text:style-name="P5"><text:span text:style-name="T1">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3.81cm" svg:height="0.957cm" svg:x="0.336cm" svg:y="4.499cm">
          <text:list text:style-name="L1">
            <text:list-header>
              <text:p text:style-name="P5"><text:span text:style-name="T1">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5" draw:layer="layout" svg:width="3.913cm" svg:height="1.905cm" svg:x="8.805cm" svg:y="4.186cm">
          <text:list text:style-name="L1">
            <text:list-header>
              <text:p text:style-name="P1"><text:span text:style-name="T1">driver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id="id6" draw:layer="layout" svg:width="6.976cm" svg:height="2.051cm" svg:x="12.868cm" svg:y="1cm">
          <text:list text:style-name="L1">
            <text:list-header>
              <text:p text:style-name="P3"><text:span text:style-name="T2">VEDA</text:span><text:span text:style-name="T2"><text:line-break/></text:span><text:span text:style-name="T2">“az_ddaskr.exe driver.xml”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id="id1" draw:layer="layout" svg:width="4.674cm" svg:height="1.905cm" svg:x="18.251cm" svg:y="4.216cm">
          <text:list text:style-name="L1">
            <text:list-header>
              <text:p text:style-name="P1"><text:span text:style-name="T1">runXXXX.xm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id="id2" draw:layer="layout" svg:width="6.533cm" svg:height="1.905cm" svg:x="21.197cm" svg:y="1.255cm">
          <text:list text:style-name="L1">
            <text:list-header>
              <text:p text:style-name="P3"><text:span text:style-name="T2">read into matlab</text:span><text:span text:style-name="T2"><text:line-break/></text:span><text:span text:style-name="T2">rappture_reader_single.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line" svg:x1="22.925cm" svg:y1="5.168cm" svg:x2="24.463cm" svg:y2="3.16cm" draw:start-shape="id1" draw:start-glue-point="1" draw:end-shape="id2" draw:end-glue-point="2" svg:d="m22925 5168 1538-2008">
          <text:p/>
        </draw:connector>
        <draw:connector draw:style-name="gr10" draw:text-style-name="P8" draw:layer="layout" draw:type="lines" svg:x1="4.035cm" svg:y1="4.096cm" svg:x2="4.24cm" svg:y2="1.952cm" draw:start-shape="id3" draw:start-glue-point="0" draw:end-shape="id4" draw:end-glue-point="3" svg:d="m4035 4096v-514l-308-1630h513">
          <text:p/>
        </draw:connector>
        <draw:connector draw:style-name="gr10" draw:text-style-name="P8" draw:layer="layout" draw:type="lines" svg:x1="10.704cm" svg:y1="1.952cm" svg:x2="10.761cm" svg:y2="4.186cm" draw:start-shape="id4" draw:start-glue-point="1" draw:end-shape="id5" svg:d="m10704 1952h513l-456 1720v514">
          <text:p/>
        </draw:connector>
        <draw:connector draw:style-name="gr10" draw:text-style-name="P8" draw:layer="layout" draw:type="lines" svg:x1="12.718cm" svg:y1="5.138cm" svg:x2="12.868cm" svg:y2="2.025cm" draw:start-shape="id5" draw:start-glue-point="1" draw:end-shape="id6" draw:end-glue-point="3" svg:d="m12718 5138h512l-875-3113h513">
          <text:p/>
        </draw:connector>
        <draw:connector draw:style-name="gr10" draw:text-style-name="P8" draw:layer="layout" draw:type="lines" svg:x1="19.844cm" svg:y1="2.025cm" svg:x2="20.588cm" svg:y2="4.216cm" draw:start-shape="id6" draw:start-glue-point="1" draw:end-shape="id1" svg:d="m19844 2025h513l231 1677v5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rk </meta:initial-creator>
    <meta:creation-date>2012-07-12T15:33:23</meta:creation-date>
    <dc:date>2013-08-18T11:14:13</dc:date>
    <dc:creator>drk </dc:creator>
    <meta:editing-duration>PT00H02M58S</meta:editing-duration>
    <meta:editing-cycles>1</meta:editing-cycles>
    <meta:generator>OpenOffice.org/3.2$Unix OpenOffice.org_project/320m19$Build-9505</meta:generator>
    <meta:document-statistic meta:object-count="13"/>
  </office:meta>
</office:document-meta>
</file>